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size="11pt" style:font-size-asian="11pt" style:font-size-complex="11pt"/>
    </style:style>
    <style:style style:name="P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officeooo:paragraph-rsid="004758bc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officeooo:paragraph-rsid="00531321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officeooo:rsid="005679bd" officeooo:paragraph-rsid="005679b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officeooo:paragraph-rsid="005253b1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officeooo:paragraph-rsid="005a29bd"/>
    </style:style>
    <style:style style:name="P8" style:family="paragraph" style:parent-style-name="Text_20_body">
      <style:paragraph-properties fo:text-align="justify" style:justify-single-word="false" style:writing-mode="lr-tb"/>
      <style:text-properties officeooo:paragraph-rsid="0050ada6"/>
    </style:style>
    <style:style style:name="P9" style:family="paragraph" style:parent-style-name="Text_20_body">
      <style:paragraph-properties fo:text-align="justify" style:justify-single-word="false" style:writing-mode="lr-tb"/>
      <style:text-properties officeooo:paragraph-rsid="005811ca"/>
    </style:style>
    <style:style style:name="P10" style:family="paragraph" style:parent-style-name="Text_20_body">
      <style:paragraph-properties fo:text-align="justify" style:justify-single-word="false" style:writing-mode="lr-tb"/>
      <style:text-properties officeooo:paragraph-rsid="005d1553"/>
    </style:style>
    <style:style style:name="P11" style:family="paragraph" style:parent-style-name="Text_20_body">
      <style:paragraph-properties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5811ca" style:text-blinking="false" fo:background-color="transparent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447d8f" style:text-blinking="false" fo:background-color="transparent" loext:char-shading-value="0" style:font-size-asian="11pt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2b869" style:text-blinking="false" fo:background-color="transparent" loext:char-shading-value="0" style:font-size-asian="11pt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59303d" style:text-blinking="false" fo:background-color="transparent" loext:char-shading-value="0" style:font-size-asian="11pt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5a29bd" style:text-blinking="false" fo:background-color="transparent" loext:char-shading-value="0" style:font-size-asian="11pt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4c272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4cf25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50ada6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9a14a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5253b1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e4e3a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efc06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e7c24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5cf74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7474c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429d2a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43fbb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4758bc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59303d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5a29bd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5c1458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5c5c46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5e03c2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2b869" style:text-blinking="false" fo:background-color="transparent" loext:char-shading-value="0" style:font-size-asian="11pt" style:font-size-complex="11pt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2542" style:text-blinking="false" fo:background-color="transparent" loext:char-shading-value="0" style:font-size-asian="11pt" style:font-size-complex="11pt"/>
    </style:style>
    <style:style style:name="T2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21b00" style:text-blinking="false" fo:background-color="transparent" loext:char-shading-value="0" style:font-size-asian="11pt" style:font-size-complex="11pt"/>
    </style:style>
    <style:style style:name="T2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c272" style:text-blinking="false" fo:background-color="transparent" loext:char-shading-value="0" style:font-size-asian="11pt" style:font-size-complex="11pt"/>
    </style:style>
    <style:style style:name="T3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c459" style:text-blinking="false" fo:background-color="transparent" loext:char-shading-value="0" style:font-size-asian="11pt" style:font-size-complex="11pt"/>
    </style:style>
    <style:style style:name="T3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dc5f" style:text-blinking="false" fo:background-color="transparent" loext:char-shading-value="0" style:font-size-asian="11pt" style:font-size-complex="11pt"/>
    </style:style>
    <style:style style:name="T3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0ada6" style:text-blinking="false" fo:background-color="transparent" loext:char-shading-value="0" style:font-size-asian="11pt" style:font-size-complex="11pt"/>
    </style:style>
    <style:style style:name="T33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d9563954-3bf5-1e43-32ee-80ea9bca29fb"/>Fundamentação SHA-3 baixo consumo</text:p>
      <text:p text:style-name="P1"/>
      <text:p text:style-name="P10"><text:span text:style-name="T25"><text:tab/>A necessidade de avanços na segurança computacional é algo inerente ao desenvolvimento tecnológico. As funções de hash criptográfico</text:span><text:span text:style-name="T26">(SHA)</text:span><text:span text:style-name="T25"> são uma das formas mais seguras de proteção da informação. Sendo essas </text:span><text:span text:style-name="T27">funções </text:span><text:span text:style-name="T25">alvo</text:span><text:span text:style-name="T27">s</text:span><text:span text:style-name="T25"> de estudos e tentativas de quebras. Alguns exemplos que sofreram quebra são MD5</text:span><text:bookmark-start text:name="ZOTERO_BREF_Pk7sTmmY1wkC"/><text:span text:style-name="T25">(JARVINEN; TOMMISKA; SKYTTA, 2005)</text:span><text:bookmark-end text:name="ZOTERO_BREF_Pk7sTmmY1wkC"/><text:span text:style-name="T25"> e SHA-1</text:span><text:bookmark-start text:name="ZOTERO_BREF_v8esvTxtSGut"/><text:span text:style-name="T25">(FIPS 180 - 1, 1995)</text:span><text:bookmark-end text:name="ZOTERO_BREF_v8esvTxtSGut"/><text:span text:style-name="T25">. Atualmente a função que domina as aplicações é a família de algoritmos SHA-2</text:span><text:bookmark-start text:name="ZOTERO_BREF_vmZpTo3ugdMl"/><text:span text:style-name="T25">(FIPS 180 - 2, 2002)</text:span><text:bookmark-end text:name="ZOTERO_BREF_vmZpTo3ugdMl"/><text:span text:style-name="T25">.</text:span></text:p>
      <text:p text:style-name="P10"><text:span text:style-name="T25"><text:tab/>Com sua estrutura sendo constantemente estudada e alvo de tentativas de quebra, o NIST - National Institute of Standards and Technology, desenvolveu um concurso em 2007 para eleger outro algoritmo como alternativa confiável e que venha a substituir o SHA-2 em caso de quebra. O algoritmo vencedor foi a proposta Keccak</text:span><text:bookmark-start text:name="ZOTERO_BREF_RtDDDhpigo7H"/><text:span text:style-name="T25">(DANG, 2015)</text:span><text:bookmark-end text:name="ZOTERO_BREF_RtDDDhpigo7H"/><text:span text:style-name="T25">, vencendo 63 outros algoritmos, que passou a ser o novo padrão SHA-3</text:span><text:bookmark-start text:name="ZOTERO_BREF_qJd5XdqGuSmO"/><text:bookmark-start text:name="ZOTERO_BREF_dccwNUM3wAgr"/><text:span text:style-name="T25">(DANG, 2015)</text:span><text:bookmark-end text:name="ZOTERO_BREF_qJd5XdqGuSmO"/><text:bookmark-end text:name="ZOTERO_BREF_dccwNUM3wAgr"/><text:span text:style-name="T25">. </text:span><text:span text:style-name="T28">O algoritmo Keccak </text:span><text:span text:style-name="T26">destacou-se</text:span><text:span text:style-name="T28"> devido as suas qualidades únicas, o seu design elegante e sua capacidade de funcionar bem em muitos dispositivos de computação diferentes, tendo </text:span><text:span text:style-name="T26">melhor</text:span><text:span text:style-name="T28"> desempenho em hardware do que SHA-2 ou qualquer um dos outros finalistas. Este concurso </text:span><text:span text:style-name="T29">incentivou</text:span><text:span text:style-name="T28"> o desenvolvimento de algoritmos SHA-3 baseados </text:span><text:span text:style-name="T26">em alguns de seus </text:span><text:span text:style-name="T28">finalistas: </text:span><text:span text:style-name="T26">BLAKE</text:span><text:bookmark-start text:name="ZOTERO_BREF_icuOFGnWjfdi"/><text:span text:style-name="T26">(KAHRI et al., 2013)</text:span><text:bookmark-end text:name="ZOTERO_BREF_icuOFGnWjfdi"/><text:span text:style-name="T26">, Grøstl</text:span><text:bookmark-start text:name="ZOTERO_BREF_Ft7HAmrwaYiG"/><text:span text:style-name="T3">(BALDWIN et al., 2009)</text:span><text:bookmark-end text:name="ZOTERO_BREF_Ft7HAmrwaYiG"/><text:span text:style-name="T26"> e Keccak, por exemplo.</text:span><text:span text:style-name="T28"> </text:span></text:p>
      <text:p text:style-name="P8"><text:span text:style-name="T28"><text:tab/></text:span><text:span text:style-name="T26">No</text:span><text:span text:style-name="T25"> </text:span><text:span text:style-name="T26">livro</text:span><text:span text:style-name="T25">, Computers and Electrical Engineering</text:span><text:bookmark-start text:name="ZOTERO_BREF_Hm4TfP6n1qqk"/><text:span text:style-name="T25">(KUNDI; AZIZ, 2016)</text:span><text:bookmark-end text:name="ZOTERO_BREF_Hm4TfP6n1qqk"/><text:span text:style-name="T25">, </text:span><text:span text:style-name="T30"><text:s/>é </text:span><text:span text:style-name="T25">apresent</text:span><text:span text:style-name="T29">ado</text:span><text:span text:style-name="T25"> dois algoritmos SHA-3 em FPGA usando </text:span><text:span text:style-name="T32">P</text:span><text:span text:style-name="T25">rocessamento </text:span><text:span text:style-name="T32">D</text:span><text:span text:style-name="T25">igital de </text:span><text:span text:style-name="T32">I</text:span><text:span text:style-name="T25">magem(DSP), o primeiro núcleo SHA-3 compacto baseado em DSP é projetado para ambientes restritos de área enquanto o segundo núcleo SHA-3, o outro núcleo de 1600 bits é fornecido para aplicações de alta velocidade. A </text:span><text:span text:style-name="T31">FPGA</text:span><text:span text:style-name="T25"> utilizada foi a Xilinx UltraScale DSP48 slice.</text:span></text:p>
      <text:p text:style-name="P8"><text:span text:style-name="T25"><text:tab/>Os dois projetos propostos de SHA-3 foram implementados e testados usando Xilinx Vivado 2014.4 segmentando </text:span><text:span text:style-name="T31">em </text:span><text:span text:style-name="T25">fatias de DSP </text:span><text:span text:style-name="T31">com </text:span><text:span text:style-name="T25">48 </text:span><text:span text:style-name="T31">bits na</text:span><text:span text:style-name="T25"> FPGA Xilinx UltraScale e os resultados comparados com outros obtidos em FPGA de Virtex-6 e 7 da série. O consumo de energia do núcleo compacto SHA-3 é calculado usando a ferramenta Xilinx XPower Analysis e varia de 87 mW no Virtex UltraScale até um máximo de 147 mW.</text:span></text:p>
      <text:p text:style-name="P11"><text:tab/>Os resultados obtidos mostraram uma economia de recursos e, ao mesmo tempo, conseguem baixo consumo de energia com alto desempenho. Bem como, o design resultante gerou economia de fatias de DSP de 79,10% e consome apenas 1/7 de potência, enquanto que o design de DSP de 1600 bits fornece uma taxa de transferência de 23,57 Gbps e consome apenas 1/5 do poder em comparação com os designs SHA-3 convencionais.</text:p>
      <text:p text:style-name="P9"><text:span text:style-name="T2"><text:tab/></text:span><text:span text:style-name="T5">Almejando o desenvolvimento do SHA-3, </text:span><text:span text:style-name="T1">Jayanti Sharma</text:span><text:bookmark-start text:name="ZOTERO_BREF_sGoKUnLYcxym"/><text:span text:style-name="T1">(SHARMA; KOPPAD, 2016)</text:span><text:bookmark-end text:name="ZOTERO_BREF_sGoKUnLYcxym"/><text:span text:style-name="T1">, </text:span><text:span text:style-name="T7">implement</text:span><text:span text:style-name="T20">ou</text:span><text:span text:style-name="T7"> em Virtex-7(FPGA) duas técnicas para melhorias tanto de desempenho,</text:span><text:span text:style-name="T20"> </text:span><text:span text:style-name="T7">quanto de eficiência energética do algoritmo de hash segu</text:span><text:span text:style-name="T9">ro</text:span><text:span text:style-name="T7">. Sendo elas Pipelined</text:span><text:bookmark-start text:name="ZOTERO_BREF_cjl6IzHFFFXE"/><text:span text:style-name="T7">(IOANNOU; MICHAIL; VOYIATZIS, 2015)</text:span><text:bookmark-end text:name="ZOTERO_BREF_cjl6IzHFFFXE"/><text:span text:style-name="T7"> </text:span><text:span text:style-name="T8">em que é aplicado registradores entre os blocos de mapeamentos do hash, e clock gating</text:span><text:bookmark-start text:name="ZOTERO_BREF_IPPni6fiaHYg"/><text:span text:style-name="T8">(PEDRAM, [s.d.])</text:span><text:bookmark-end text:name="ZOTERO_BREF_IPPni6fiaHYg"/><text:span text:style-name="T8"> implementando um Lath baseado em clock gating habilitando assim o sinal de clock somente quando necessário.</text:span></text:p>
      <text:p text:style-name="P6"><text:span text:style-name="T15">Com tais melhorias obteve-se uma elevação em desempenho saindo de 0.618MHz para 581MHz, </text:span><text:span text:style-name="T16">dalay de 1617 ns(nano segundos) para 1.718 ns embora o consumo total tenha aumento de 0.337W para 0.411W. Dai a técnica de </text:span><text:span text:style-name="T20">C</text:span><text:span text:style-name="T16">lock </text:span><text:span text:style-name="T20">G</text:span><text:span text:style-name="T16">ating entra em ação, reduzindo esse consumo total para 0.362W. Mesmo que, ao final do projeto o consumo energético tenha aumentado em </text:span><text:soft-page-break/><text:span text:style-name="T16">relação ao projeto original, por outro lado o desempenho teve um enorme salto de <text:s/></text:span><text:span text:style-name="T15">0.618MHz </text:span><text:span text:style-name="T16">para <text:s/></text:span><text:span text:style-name="T15">581MHz.</text:span></text:p>
      <text:p text:style-name="P6"><text:span text:style-name="T21">Como afirmado anteriormente, os estudo não só se expandiram no algoritmo KECCAK, mas também,</text:span><text:span text:style-name="T10"> Mohamed El-Haded</text:span><text:span text:style-name="T11">y</text:span><text:bookmark-start text:name="ZOTERO_BREF_WqSn96RIh19R"/><text:span text:style-name="T10">(EL-HADEDY et al., 2009)</text:span><text:bookmark-end text:name="ZOTERO_BREF_WqSn96RIh19R"/><text:span text:style-name="T10"> <text:s/></text:span><text:span text:style-name="T21">trouxe</text:span><text:span text:style-name="T12"> uma abordagem de novos métodos de implementação do hash visando minimizar o custo de hardware, possibilitando assim usar uma menor área a ser utilizada. Apresentando novos métodos de implementação de FPGA, com diferentes dispositivos Xilinx e implementações ASIC para nova função hash, que utilizam duas técnicas de memoria interna e externa obtendo uma melhora de 35% se comparando com o SHA-256 no mesmo FPGA, 16% menos que o um dos candidatos do SHA-3</text:span><text:span text:style-name="T21">(baseado no algoritmo </text:span><text:span text:style-name="T4">Grøstl</text:span><text:span text:style-name="T6">)</text:span><text:span text:style-name="T12">.</text:span></text:p>
      <text:p text:style-name="P7"><text:span text:style-name="T13">De acordo com trabalhos realizado por </text:span><text:span text:style-name="T12">Bernhard Jungk e Steffen Reith</text:span><text:bookmark-start text:name="ZOTERO_BREF_vR4Py32HSuEB"/><text:span text:style-name="T12">(JUNGK; REITH, 2010)</text:span><text:bookmark-end text:name="ZOTERO_BREF_vR4Py32HSuEB"/><text:span text:style-name="T14">, que apresenta tipos de implementação do </text:span><text:span text:style-name="T12">SHA-3(</text:span><text:span text:style-name="T4">Grøstl</text:span><text:span text:style-name="T12">), </text:span><text:span text:style-name="T13">visando a otimização e a procura para que a função de hash seja possível de se implementar em pequenas FPGAs como o Spartan-3 XC3S200. Essa otimização se da na redução da largura da banda de dados para (8 bits), permitindo sua implementação. </text:span><text:span text:style-name="T21">C</text:span><text:span text:style-name="T13">omo enfoque </text:span><text:span text:style-name="T21">a </text:span><text:span text:style-name="T13">criar técnicas para deixar o projeto com baixo orçamento. Foi observado que mesmo com a diminuição de banda de transferência continua com uma boa taxa de velocidade.</text:span></text:p>
      <text:p text:style-name="P4"><text:span text:style-name="T13"><text:tab/></text:span><text:span text:style-name="T22">E</text:span><text:span text:style-name="T17">studos com o </text:span><text:span text:style-name="T22">mesmo</text:span><text:span text:style-name="T17"> intuito de minimizar recursos de hardware, realizados por Rabia Shahid</text:span><text:bookmark-start text:name="ZOTERO_BREF_ke3qnBLNbkwq"/><text:span text:style-name="T17">(SHAHID et al., 2011)</text:span><text:bookmark-end text:name="ZOTERO_BREF_ke3qnBLNbkwq"/><text:span text:style-name="T17"> </text:span><text:span text:style-name="T18">visando o alcance de um equilíbrio dos recursos lógicos, apresentando métodos de comparação DSP e Block Memories, é feita toda uma analise em relação a taxa de transmissão das famílias de FPGAs de alta, média e baixa velocidade, embora otimizar os projetos utilizando a queda da taxa de transmissão devido <text:s/>ao atraso entre a lógica Recursos <text:s/>que é usada na implementação de boa parte das operações realizadas. </text:span></text:p>
      <text:p text:style-name="P4"><text:span text:style-name="T17"><text:tab/></text:span><text:span text:style-name="T22">Outro algoritmo</text:span><text:span text:style-name="T19"> finalista do concurso </text:span><text:span text:style-name="T24">promovido pelo NITS</text:span><text:span text:style-name="T19">, BLAKE, </text:span><text:span text:style-name="T22">também é alvo de estudioso.</text:span><text:span text:style-name="T19"> Arsalan et al</text:span><text:bookmark-start text:name="ZOTERO_BREF_THIYHLXqSvLL"/><text:span text:style-name="T19">(ARSALAN et al., 2013)</text:span><text:bookmark-end text:name="ZOTERO_BREF_THIYHLXqSvLL"/><text:span text:style-name="T19">, focado na eficiência da área utilizada de FPGA, implement</text:span><text:span text:style-name="T22">ou</text:span><text:span text:style-name="T19"> o algoritmo BLAKE na Xilinx Virtex 5 LX-50T, usando Horizontal Folding e pipelining, duas funções de <text:s/>Half-G. Os resultados mostra</text:span><text:span text:style-name="T23">ram</text:span><text:span text:style-name="T19"> a utilização de área de 415 slices, com uma Taxa de Transferência por Área de 1.72, frequência máxima de 196MHz e a taxa de transferência obtida foi de 717 Mbps. Apresentando melhores em comparação com as arquiteturas anteriores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Bibliográfia:</text:p>
      <text:p text:style-name="Bibliography_20_1"><text:bookmark-start text:name="ZOTERO_BREF_vCNO8SaYVzGv"/>ARSALAN, M. et al. <text:span text:style-name="T33">Compact hardware implementation of SHA-3 finalist blake on FPGA</text:span>. IEEE, dez. 2013Disponível em: &lt;http://ieeexplore.ieee.org/document/6743547/&gt;. Acesso em: 26 maio. 2017</text:p>
      <text:p text:style-name="Bibliography_20_1">BALDWIN, B. et al. <text:span text:style-name="T33">FPGA Implementations of SHA-3 Candidates: CubeHash, Grøstl, LANE, Shabal and Spectral Hash</text:span>. IEEE, ago. 2009Disponível em: &lt;http://ieeexplore.ieee.org/document/5350099/&gt;. Acesso em: 26 maio. 2017</text:p>
      <text:p text:style-name="Bibliography_20_1">DANG, Q. H. <text:span text:style-name="T33">Secure Hash Standard</text:span>. [s.l.] National Institute of Standards and Technology, jul. 2015. Disponível em: &lt;http://nvlpubs.nist.gov/nistpubs/FIPS/NIST.FIPS.180-4.pdf&gt;. Acesso em: 26 maio. 2017.</text:p>
      <text:p text:style-name="Bibliography_20_1">EL-HADEDY, M. et al. <text:span text:style-name="T33">Low area FPGA and ASIC implementations of the hash function “Blue Midnight Wish-256”;</text:span> IEEE, dez. 2009Disponível em: &lt;http://ieeexplore.ieee.org/document/5383318/&gt;. Acesso em: 26 maio. 2017</text:p>
      <text:p text:style-name="Bibliography_20_1">FIPS 180 - 1. <text:span text:style-name="T33">Secure Hash Standard(SHA-1)</text:span>. Disponível em: &lt;http://cpansearch.perl.org/src/GAAS/Digest-SHA1-2.13/fip180-1.html&gt;. Acesso em: 24 maio. 2017. </text:p>
      <text:p text:style-name="Bibliography_20_1">FIPS 180 - 2. Secure Hash Signature Standard. <text:span text:style-name="T33">Secure Hash Standard</text:span>, p. 76, de agosto de 2002. </text:p>
      <text:p text:style-name="Bibliography_20_1">FIPS 180 - 4. SHA-3 Standard: <text:s/>Permutation-Based Hash and <text:s/>Extendable-Output Functions. p. 37, ago. 2015. </text:p>
      <text:p text:style-name="Bibliography_20_1">IOANNOU, L.; MICHAIL, H. E.; VOYIATZIS, A. G. <text:span text:style-name="T33">High performance pipelined FPGA implementation of the SHA-3 hash algorithm</text:span>. IEEE, jun. 2015Disponível em: &lt;http://ieeexplore.ieee.org/document/7181868/&gt;. Acesso em: 26 maio. 2017</text:p>
      <text:p text:style-name="Bibliography_20_1">JARVINEN, K.; TOMMISKA, M.; SKYTTA, J. Hardware Implementation Analysis of the MD5 Hash Algorithm. <text:span text:style-name="T33">Hardware Implementation Analysis of the MD5 Hash Algorithm</text:span>, p. 10, 2005. </text:p>
      <text:p text:style-name="Bibliography_20_1">JUNGK, B.; REITH, S. <text:span text:style-name="T33">On FPGA-Based Implementations of the SHA-3 Candidate Grøstl</text:span>. IEEE, dez. 2010Disponível em: &lt;http://ieeexplore.ieee.org/document/5695325/&gt;. Acesso em: 26 maio. 2017</text:p>
      <text:p text:style-name="Bibliography_20_1">KAHRI, F. et al. <text:span text:style-name="T33">An FPGA implementation of the SHA-3: The BLAKE hash function</text:span>. IEEE, de 2013Disponível em: &lt;http://ieeexplore.ieee.org/document/6564030/&gt;. Acesso em: 26 maio. 2017</text:p>
      <text:p text:style-name="Bibliography_20_1">KUNDI, D.-S.; AZIZ, A. A low-power SHA-3 designs using embedded digital signal processing slice on FPGA. <text:span text:style-name="T33">Computers &amp; Electrical Engineering</text:span>, v. 55, p. 138–152, out. 2016. </text:p>
      <text:p text:style-name="Bibliography_20_1">PEDRAM, M. Clock-Gating <text:s/>and Its Application to <text:s/>Low Power. <text:span text:style-name="T33">Clock-Gating <text:s/>and Its Application to <text:s/>Low Power Design of Sequential Circuits</text:span>, p. 14, [s.d.]. </text:p>
      <text:p text:style-name="Bibliography_20_1">SHAHID, R. et al. <text:span text:style-name="T33">Use of embedded FPGA resources in implementations of 14 round 2 SHA-3 candidates</text:span>. IEEE, dez. 2011Disponível em: &lt;http://ieeexplore.ieee.org/document/6132680/&gt;. Acesso em: 26 maio. 2017</text:p>
      <text:p text:style-name="Bibliography_20_1"><text:soft-page-break/>SHARMA, J.; KOPPAD, D. <text:span text:style-name="T33">Low power and pipelined secure hashing algorithm-3(SHA-3)</text:span>. IEEE, dez. 2016Disponível em: &lt;http://ieeexplore.ieee.org/document/7839059/&gt;. Acesso em: 26 maio. 2017<text:bookmark-end text:name="ZOTERO_BREF_vCNO8SaYVzGv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.423cm" loext:contextual-spacing="false" style:line-height-at-least="0.423cm" fo:text-indent="0cm" style:auto-text-indent="false">
        <style:tab-stops/>
      </style:paragraph-properties>
    </style:style>
    <style:style style:name="Heading_20_3" style:display-name="Heading 3" style:family="paragraph" style:parent-style-name="Heading" style:class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7:45:26.881616887</meta:creation-date>
    <meta:editing-duration>PT47M44S</meta:editing-duration>
    <meta:editing-cycles>18</meta:editing-cycles>
    <meta:generator>LibreOffice/5.1.6.2$Linux_X86_64 LibreOffice_project/10m0$Build-2</meta:generator>
    <dc:date>2017-05-26T02:36:23.883405447</dc:date>
    <meta:document-statistic meta:table-count="0" meta:image-count="0" meta:object-count="0" meta:page-count="4" meta:paragraph-count="28" meta:word-count="1251" meta:character-count="8434" meta:non-whitespace-character-count="7183"/>
    <meta:user-defined meta:name="ZOTERO_BREF_0TSPtS8Im3R5_1">ZOTERO_ITEM CSL_CITATION {"citationID":"Rm3Hc2qf","properties":{"formattedCitation":"(IOANNOU; MICHAIL; VOYIATZIS, 2015)","plainCitation":"(IOANNOU; MICHAIL; VOYIATZIS, 2015)"},"citationItems":[{"id":54,"uris":["http://zotero.org/users/local/fSvtXN7J/item</meta:user-defined>
    <meta:user-defined meta:name="ZOTERO_BREF_0TSPtS8Im3R5_2">s/2Z4N3QVZ"],"uri":["http://zotero.org/users/local/fSvtXN7J/items/2Z4N3QVZ"],"itemData":{"id":54,"type":"paper-conference","title":"High performance pipelined FPGA implementation of the SHA-3 hash algorithm","publisher":"IEEE","page":"68-71","source":"Cro</meta:user-defined>
    <meta:user-defined meta:name="ZOTERO_BREF_0TSPtS8Im3R5_3">ssRef","URL":"http://ieeexplore.ieee.org/document/7181868/","DOI":"10.1109/MECO.2015.7181868","ISBN":"978-1-4799-8999-7","author":[{"family":"Ioannou","given":"Lenos"},{"family":"Michail","given":"Harris E."},{"family":"Voyiatzis","given":"Artemios G."}],</meta:user-defined>
    <meta:user-defined meta:name="ZOTERO_BREF_0TSPtS8Im3R5_4">"issued":{"date-parts":[["2015",6]]},"accessed":{"date-parts":[["2017",5,26]]}}}],"schema":"https://github.com/citation-style-language/schema/raw/master/csl-citation.json"}</meta:user-defined>
    <meta:user-defined meta:name="ZOTERO_BREF_Ft7HAmrwaYiG_1" meta:value-type="string">ZOTERO_ITEM CSL_CITATION {"citationID":"23e4q1dpes","properties":{"formattedCitation":"(BALDWIN et al., 2009)","plainCitation":"(BALDWIN et al., 2009)"},"citationItems":[{"id":46,"uris":["http://zotero.org/users/local/fSvtXN7J/items/6UFPBF3M"],"uri":["htt</meta:user-defined>
    <meta:user-defined meta:name="ZOTERO_BREF_Ft7HAmrwaYiG_2" meta:value-type="string">p://zotero.org/users/local/fSvtXN7J/items/6UFPBF3M"],"itemData":{"id":46,"type":"paper-conference","title":"FPGA Implementations of SHA-3 Candidates: CubeHash, Grøstl, LANE, Shabal and Spectral Hash","publisher":"IEEE","page":"783-790","source":"CrossRef"</meta:user-defined>
    <meta:user-defined meta:name="ZOTERO_BREF_Ft7HAmrwaYiG_3" meta:value-type="string">,"URL":"http://ieeexplore.ieee.org/document/5350099/","DOI":"10.1109/DSD.2009.162","ISBN":"978-0-7695-3782-5","shortTitle":"FPGA Implementations of SHA-3 Candidates","author":[{"family":"Baldwin","given":"Brian"},{"family":"Byrne","given":"Andrew"},{"fami</meta:user-defined>
    <meta:user-defined meta:name="ZOTERO_BREF_Ft7HAmrwaYiG_4" meta:value-type="string">ly":"Hamilton","given":"Mark"},{"family":"Hanley","given":"Neil"},{"family":"McEvoy","given":"Robert P."},{"family":"Pan","given":"Weibo"},{"family":"Marnane","given":"William P."}],"issued":{"date-parts":[["2009",8]]},"accessed":{"date-parts":[["2017",5,</meta:user-defined>
    <meta:user-defined meta:name="ZOTERO_BREF_Ft7HAmrwaYiG_5" meta:value-type="string">26]]}}}],"schema":"https://github.com/citation-style-language/schema/raw/master/csl-citation.json"}</meta:user-defined>
    <meta:user-defined meta:name="ZOTERO_BREF_Hm4TfP6n1qqk_1" meta:value-type="string">ZOTERO_ITEM CSL_CITATION {"citationID":"ZCSHbdNI","properties":{"formattedCitation":"(KUNDI; AZIZ, 2016)","plainCitation":"(KUNDI; AZIZ, 2016)"},"citationItems":[{"id":51,"uris":["http://zotero.org/users/local/fSvtXN7J/items/FRNNTRUH"],"uri":["http://zote</meta:user-defined>
    <meta:user-defined meta:name="ZOTERO_BREF_Hm4TfP6n1qqk_2" meta:value-type="string">ro.org/users/local/fSvtXN7J/items/FRNNTRUH"],"itemData":{"id":51,"type":"article-journal","title":"A low-power SHA-3 designs using embedded digital signal processing slice on FPGA","container-title":"Computers &amp; Electrical Engineering","page":"138-152","v</meta:user-defined>
    <meta:user-defined meta:name="ZOTERO_BREF_Hm4TfP6n1qqk_3" meta:value-type="string">olume":"55","source":"CrossRef","DOI":"10.1016/j.compeleceng.2016.04.004","ISSN":"00457906","language":"en","author":[{"family":"Kundi","given":"Dur-e-Shahwar"},{"family":"Aziz","given":"Arshad"}],"issued":{"date-parts":[["2016",10]]}}}],"schema":"https:/</meta:user-defined>
    <meta:user-defined meta:name="ZOTERO_BREF_Hm4TfP6n1qqk_4" meta:value-type="string">/github.com/citation-style-language/schema/raw/master/csl-citation.json"}</meta:user-defined>
    <meta:user-defined meta:name="ZOTERO_BREF_Hy1OYvhF5mFm_1" meta:value-type="string"/>
    <meta:user-defined meta:name="ZOTERO_BREF_IPPni6fiaHYg_1" meta:value-type="string">ZOTERO_ITEM CSL_CITATION {"citationID":"l87FCRj1","properties":{"formattedCitation":"(PEDRAM, [s.d.])","plainCitation":"(PEDRAM, [s.d.])"},"citationItems":[{"id":55,"uris":["http://zotero.org/users/local/fSvtXN7J/items/K8ETBPTM"],"uri":["http://zotero.org</meta:user-defined>
    <meta:user-defined meta:name="ZOTERO_BREF_IPPni6fiaHYg_2" meta:value-type="string">/users/local/fSvtXN7J/items/K8ETBPTM"],"itemData":{"id":55,"type":"article-journal","title":"Clock-Gating  and Its Application to  Low Power","container-title":"Clock-Gating  and Its Application to  Low Power Design of Sequential Circuits","page":"14","la</meta:user-defined>
    <meta:user-defined meta:name="ZOTERO_BREF_IPPni6fiaHYg_3" meta:value-type="string">nguage":"en","author":[{"family":"PEDRAM","given":"Massoud"}]}}],"schema":"https://github.com/citation-style-language/schema/raw/master/csl-citation.json"}</meta:user-defined>
    <meta:user-defined meta:name="ZOTERO_BREF_IkcT1GOFklfF_1" meta:value-type="string"/>
    <meta:user-defined meta:name="ZOTERO_BREF_K0LzOczTffZ4_1" meta:value-type="string"/>
    <meta:user-defined meta:name="ZOTERO_BREF_Pk7sTmmY1wkC_1" meta:value-type="string">ZOTERO_ITEM CSL_CITATION {"citationID":"Ik6PDEZ6","properties":{"formattedCitation":"(JARVINEN; TOMMISKA; SKYTTA, 2005)","plainCitation":"(JARVINEN; TOMMISKA; SKYTTA, 2005)"},"citationItems":[{"id":27,"uris":["http://zotero.org/users/local/fSvtXN7J/items/</meta:user-defined>
    <meta:user-defined meta:name="ZOTERO_BREF_Pk7sTmmY1wkC_2" meta:value-type="string">EAF7UVD2"],"uri":["http://zotero.org/users/local/fSvtXN7J/items/EAF7UVD2"],"itemData":{"id":27,"type":"article-journal","title":"Hardware Implementation Analysis of the MD5 Hash Algorithm","container-title":"Hardware Implementation Analysis of the MD5 Has</meta:user-defined>
    <meta:user-defined meta:name="ZOTERO_BREF_Pk7sTmmY1wkC_3" meta:value-type="string">h Algorithm","page":"10","author":[{"family":"JARVINEN","given":"Kimmo"},{"family":"TOMMISKA","given":"Matti"},{"family":"SKYTTA","given":"Jorma"}],"issued":{"date-parts":[["2005"]]}}}],"schema":"https://github.com/citation-style-language/schema/raw/maste</meta:user-defined>
    <meta:user-defined meta:name="ZOTERO_BREF_Pk7sTmmY1wkC_4" meta:value-type="string">r/csl-citation.json"}</meta:user-defined>
    <meta:user-defined meta:name="ZOTERO_BREF_RtDDDhpigo7H_1" meta:value-type="string">ZOTERO_ITEM CSL_CITATION {"citationID":"a33oqceg4","properties":{"formattedCitation":"(DANG, 2015)","plainCitation":"(DANG, 2015)"},"citationItems":[{"id":37,"uris":["http://zotero.org/users/local/fSvtXN7J/items/J9KQWDHG"],"uri":["http://zotero.org/users/</meta:user-defined>
    <meta:user-defined meta:name="ZOTERO_BREF_RtDDDhpigo7H_2" meta:value-type="string">local/fSvtXN7J/items/J9KQWDHG"],"itemData":{"id":37,"type":"report","title":"Secure Hash Standard","publisher":"National Institute of Standards and Technology","source":"CrossRef","URL":"http://nvlpubs.nist.gov/nistpubs/FIPS/NIST.FIPS.180-4.pdf","note":"D</meta:user-defined>
    <meta:user-defined meta:name="ZOTERO_BREF_RtDDDhpigo7H_3" meta:value-type="string">OI: 10.6028/NIST.FIPS.180-4","number":"NIST FIPS 180-4","author":[{"family":"Dang","given":"Quynh H."}],"issued":{"date-parts":[["2015",7]]},"accessed":{"date-parts":[["2017",5,26]]}}}],"schema":"https://github.com/citation-style-language/schema/raw/maste</meta:user-defined>
    <meta:user-defined meta:name="ZOTERO_BREF_RtDDDhpigo7H_4" meta:value-type="string">r/csl-citation.json"}</meta:user-defined>
    <meta:user-defined meta:name="ZOTERO_BREF_THIYHLXqSvLL_1" meta:value-type="string">ZOTERO_ITEM CSL_CITATION {"citationID":"2fsqrm8tu","properties":{"formattedCitation":"(ARSALAN et al., 2013)","plainCitation":"(ARSALAN et al., 2013)"},"citationItems":[{"id":60,"uris":["http://zotero.org/users/local/fSvtXN7J/items/P38XW33V"],"uri":["http</meta:user-defined>
    <meta:user-defined meta:name="ZOTERO_BREF_THIYHLXqSvLL_2" meta:value-type="string">://zotero.org/users/local/fSvtXN7J/items/P38XW33V"],"itemData":{"id":60,"type":"paper-conference","title":"Compact hardware implementation of SHA-3 finalist blake on FPGA","publisher":"IEEE","page":"1-5","source":"CrossRef","URL":"http://ieeexplore.ieee.o</meta:user-defined>
    <meta:user-defined meta:name="ZOTERO_BREF_THIYHLXqSvLL_3" meta:value-type="string">rg/document/6743547/","DOI":"10.1109/ICET.2013.6743547","ISBN":"978-1-4799-3457-7","author":[{"family":"Arsalan","given":"Muhammad"},{"family":"Ata-ur-Rehman","given":"Muhammad"},{"family":"Mehmood","given":"Nasir"},{"family":"Aziz","given":"Arshad"}],"is</meta:user-defined>
    <meta:user-defined meta:name="ZOTERO_BREF_THIYHLXqSvLL_4" meta:value-type="string">sued":{"date-parts":[["2013",12]]},"accessed":{"date-parts":[["2017",5,26]]}}}],"schema":"https://github.com/citation-style-language/schema/raw/master/csl-citation.json"}</meta:user-defined>
    <meta:user-defined meta:name="ZOTERO_BREF_WqSn96RIh19R_1" meta:value-type="string">ZOTERO_ITEM CSL_CITATION {"citationID":"dvbivuvk2","properties":{"formattedCitation":"(EL-HADEDY et al., 2009)","plainCitation":"(EL-HADEDY et al., 2009)"},"citationItems":[{"id":57,"uris":["http://zotero.org/users/local/fSvtXN7J/items/7KRAWE4I"],"uri":["</meta:user-defined>
    <meta:user-defined meta:name="ZOTERO_BREF_WqSn96RIh19R_2" meta:value-type="string">http://zotero.org/users/local/fSvtXN7J/items/7KRAWE4I"],"itemData":{"id":57,"type":"paper-conference","title":"Low area FPGA and ASIC implementations of the hash function “Blue Midnight Wish-256”;","publisher":"IEEE","page":"10-14","source":"CrossRef","UR</meta:user-defined>
    <meta:user-defined meta:name="ZOTERO_BREF_WqSn96RIh19R_3" meta:value-type="string">L":"http://ieeexplore.ieee.org/document/5383318/","DOI":"10.1109/ICCES.2009.5383318","ISBN":"978-1-4244-5842-4","author":[{"family":"El-Hadedy","given":"Mohamed"},{"family":"Gligoroski","given":"Danilo"},{"family":"Knapskog","given":"Svein J."},{"family":</meta:user-defined>
    <meta:user-defined meta:name="ZOTERO_BREF_WqSn96RIh19R_4" meta:value-type="string">"Aas","given":"Einar Johan"}],"issued":{"date-parts":[["2009",12]]},"accessed":{"date-parts":[["2017",5,26]]}}}],"schema":"https://github.com/citation-style-language/schema/raw/master/csl-citation.json"}</meta:user-defined>
    <meta:user-defined meta:name="ZOTERO_BREF_bzLLGdazX74W_1" meta:value-type="string">ZOTERO_ITEM CSL_CITATION {"citationID":"rFxurCaw","properties":{"formattedCitation":"(JARVINEN; TOMMISKA; SKYTTA, 2005)","plainCitation":"(JARVINEN; TOMMISKA; SKYTTA, 2005)"},"citationItems":[{"id":27,"uris":["http://zotero.org/users/local/fSvtXN7J/items/</meta:user-defined>
    <meta:user-defined meta:name="ZOTERO_BREF_bzLLGdazX74W_2" meta:value-type="string">EAF7UVD2"],"uri":["http://zotero.org/users/local/fSvtXN7J/items/EAF7UVD2"],"itemData":{"id":27,"type":"article-journal","title":"Hardware Implementation Analysis of the MD5 Hash Algorithm","page":"10","URL":"https://www.computer.org/csdl/proceedings/hicss</meta:user-defined>
    <meta:user-defined meta:name="ZOTERO_BREF_bzLLGdazX74W_3" meta:value-type="string">/2005/2268/09/22680298a.pdf","author":[{"family":"JARVINEN","given":"Kimmo"},{"family":"TOMMISKA","given":"Matti"},{"family":"SKYTTA","given":"Jorma"}],"issued":{"date-parts":[["2005"]]}}}],"schema":"https://github.com/citation-style-language/schema/raw/m</meta:user-defined>
    <meta:user-defined meta:name="ZOTERO_BREF_bzLLGdazX74W_4" meta:value-type="string">aster/csl-citation.json"}</meta:user-defined>
    <meta:user-defined meta:name="ZOTERO_BREF_cjl6IzHFFFXE_1" meta:value-type="string">ZOTERO_ITEM CSL_CITATION {"citationID":"MLI9NJ8C","properties":{"formattedCitation":"(IOANNOU; MICHAIL; VOYIATZIS, 2015)","plainCitation":"(IOANNOU; MICHAIL; VOYIATZIS, 2015)"},"citationItems":[{"id":54,"uris":["http://zotero.org/users/local/fSvtXN7J/item</meta:user-defined>
    <meta:user-defined meta:name="ZOTERO_BREF_cjl6IzHFFFXE_2" meta:value-type="string">s/2Z4N3QVZ"],"uri":["http://zotero.org/users/local/fSvtXN7J/items/2Z4N3QVZ"],"itemData":{"id":54,"type":"paper-conference","title":"High performance pipelined FPGA implementation of the SHA-3 hash algorithm","publisher":"IEEE","page":"68-71","source":"Cro</meta:user-defined>
    <meta:user-defined meta:name="ZOTERO_BREF_cjl6IzHFFFXE_3" meta:value-type="string">ssRef","URL":"http://ieeexplore.ieee.org/document/7181868/","DOI":"10.1109/MECO.2015.7181868","ISBN":"978-1-4799-8999-7","author":[{"family":"Ioannou","given":"Lenos"},{"family":"Michail","given":"Harris E."},{"family":"Voyiatzis","given":"Artemios G."}],</meta:user-defined>
    <meta:user-defined meta:name="ZOTERO_BREF_cjl6IzHFFFXE_4" meta:value-type="string">"issued":{"date-parts":[["2015",6]]},"accessed":{"date-parts":[["2017",5,26]]}}}],"schema":"https://github.com/citation-style-language/schema/raw/master/csl-citation.json"}</meta:user-defined>
    <meta:user-defined meta:name="ZOTERO_BREF_dccwNUM3wAgr_1" meta:value-type="string">ZOTERO_ITEM CSL_CITATION {"citationID":"C4tfNqrH","properties":{"formattedCitation":"(DANG, 2015)","plainCitation":"(DANG, 2015)"},"citationItems":[{"id":37,"uris":["http://zotero.org/users/local/fSvtXN7J/items/J9KQWDHG"],"uri":["http://zotero.org/users/l</meta:user-defined>
    <meta:user-defined meta:name="ZOTERO_BREF_dccwNUM3wAgr_2" meta:value-type="string">ocal/fSvtXN7J/items/J9KQWDHG"],"itemData":{"id":37,"type":"report","title":"Secure Hash Standard","publisher":"National Institute of Standards and Technology","source":"CrossRef","URL":"http://nvlpubs.nist.gov/nistpubs/FIPS/NIST.FIPS.180-4.pdf","note":"DO</meta:user-defined>
    <meta:user-defined meta:name="ZOTERO_BREF_dccwNUM3wAgr_3" meta:value-type="string">I: 10.6028/NIST.FIPS.180-4","number":"NIST FIPS 180-4","author":[{"family":"Dang","given":"Quynh H."}],"issued":{"date-parts":[["2015",7]]},"accessed":{"date-parts":[["2017",5,26]]}}}],"schema":"https://github.com/citation-style-language/schema/raw/master</meta:user-defined>
    <meta:user-defined meta:name="ZOTERO_BREF_dccwNUM3wAgr_4" meta:value-type="string">/csl-citation.json"}</meta:user-defined>
    <meta:user-defined meta:name="ZOTERO_BREF_icuOFGnWjfdi_1" meta:value-type="string">ZOTERO_ITEM CSL_CITATION {"citationID":"epnJSBsR","properties":{"formattedCitation":"(KAHRI et al., 2013)","plainCitation":"(KAHRI et al., 2013)"},"citationItems":[{"id":36,"uris":["http://zotero.org/users/local/fSvtXN7J/items/PW6PFHKQ"],"uri":["http://zo</meta:user-defined>
    <meta:user-defined meta:name="ZOTERO_BREF_icuOFGnWjfdi_2" meta:value-type="string">tero.org/users/local/fSvtXN7J/items/PW6PFHKQ"],"itemData":{"id":36,"type":"paper-conference","title":"An FPGA implementation of the SHA-3: The BLAKE hash function","publisher":"IEEE","page":"1-5","source":"CrossRef","URL":"http://ieeexplore.ieee.org/docum</meta:user-defined>
    <meta:user-defined meta:name="ZOTERO_BREF_icuOFGnWjfdi_3" meta:value-type="string">ent/6564030/","DOI":"10.1109/SSD.2013.6564030","ISBN":"978-1-4673-6457-7","shortTitle":"An FPGA implementation of the SHA-3","author":[{"family":"Kahri","given":"Fatma"},{"family":"Bouallegue","given":"Belgacem"},{"family":"Machhout","given":"Mohsen"},{"f</meta:user-defined>
    <meta:user-defined meta:name="ZOTERO_BREF_icuOFGnWjfdi_4" meta:value-type="string">amily":"Tourki","given":"Rached"}],"issued":{"date-parts":[["2013"]],"season":"de"},"accessed":{"date-parts":[["2017",5,26]]}}}],"schema":"https://github.com/citation-style-language/schema/raw/master/csl-citation.json"}</meta:user-defined>
    <meta:user-defined meta:name="ZOTERO_BREF_ke3qnBLNbkwq_1" meta:value-type="string">ZOTERO_ITEM CSL_CITATION {"citationID":"114jbvtslg","properties":{"formattedCitation":"(SHAHID et al., 2011)","plainCitation":"(SHAHID et al., 2011)"},"citationItems":[{"id":59,"uris":["http://zotero.org/users/local/fSvtXN7J/items/KUD8Q22E"],"uri":["http:</meta:user-defined>
    <meta:user-defined meta:name="ZOTERO_BREF_ke3qnBLNbkwq_2" meta:value-type="string">//zotero.org/users/local/fSvtXN7J/items/KUD8Q22E"],"itemData":{"id":59,"type":"paper-conference","title":"Use of embedded FPGA resources in implementations of 14 round 2 SHA-3 candidates","publisher":"IEEE","page":"1-9","source":"CrossRef","URL":"http://i</meta:user-defined>
    <meta:user-defined meta:name="ZOTERO_BREF_ke3qnBLNbkwq_3" meta:value-type="string">eeexplore.ieee.org/document/6132680/","DOI":"10.1109/FPT.2011.6132680","ISBN":"978-1-4577-1740-6","author":[{"family":"Shahid","given":"Rabia"},{"family":"Sharif","given":"Malik Umar"},{"family":"Rogawski","given":"Marcin"},{"family":"Gaj","given":"Kris"}</meta:user-defined>
    <meta:user-defined meta:name="ZOTERO_BREF_ke3qnBLNbkwq_4" meta:value-type="string">],"issued":{"date-parts":[["2011",12]]},"accessed":{"date-parts":[["2017",5,26]]}}}],"schema":"https://github.com/citation-style-language/schema/raw/master/csl-citation.json"}</meta:user-defined>
    <meta:user-defined meta:name="ZOTERO_BREF_qJd5XdqGuSmO_1" meta:value-type="string">ZOTERO_ITEM CSL_CITATION {"citationID":"h5Smah2Z","properties":{"formattedCitation":"(FIPS 180 - 4, 2015)","plainCitation":"(FIPS 180 - 4, 2015)"},"citationItems":[{"id":32,"uris":["http://zotero.org/users/local/fSvtXN7J/items/ZNPV367E"],"uri":["http://zo</meta:user-defined>
    <meta:user-defined meta:name="ZOTERO_BREF_qJd5XdqGuSmO_2" meta:value-type="string">tero.org/users/local/fSvtXN7J/items/ZNPV367E"],"itemData":{"id":32,"type":"article-journal","title":"SHA-3 Standard:  Permutation-Based Hash and  Extendable-Output Functions","page":"37","author":[{"family":"FIPS 180 - 4","given":""}],"issued":{"date-part</meta:user-defined>
    <meta:user-defined meta:name="ZOTERO_BREF_qJd5XdqGuSmO_3" meta:value-type="string">s":[["2015",8]]}}}],"schema":"https://github.com/citation-style-language/schema/raw/master/csl-citation.json"}</meta:user-defined>
    <meta:user-defined meta:name="ZOTERO_BREF_sGoKUnLYcxym_1" meta:value-type="string">ZOTERO_ITEM CSL_CITATION {"citationID":"D9hbdjUZ","properties":{"formattedCitation":"(SHARMA; KOPPAD, 2016)","plainCitation":"(SHARMA; KOPPAD, 2016)"},"citationItems":[{"id":53,"uris":["http://zotero.org/users/local/fSvtXN7J/items/9ZC5XDPK"],"uri":["http:</meta:user-defined>
    <meta:user-defined meta:name="ZOTERO_BREF_sGoKUnLYcxym_2" meta:value-type="string">//zotero.org/users/local/fSvtXN7J/items/9ZC5XDPK"],"itemData":{"id":53,"type":"paper-conference","title":"Low power and pipelined secure hashing algorithm-3(SHA-3)","publisher":"IEEE","page":"1-5","source":"CrossRef","URL":"http://ieeexplore.ieee.org/docu</meta:user-defined>
    <meta:user-defined meta:name="ZOTERO_BREF_sGoKUnLYcxym_3" meta:value-type="string">ment/7839059/","DOI":"10.1109/INDICON.2016.7839059","ISBN":"978-1-5090-3646-2","author":[{"family":"Sharma","given":"Jayanti"},{"family":"Koppad","given":"Deepali"}],"issued":{"date-parts":[["2016",12]]},"accessed":{"date-parts":[["2017",5,26]]}}}],"schem</meta:user-defined>
    <meta:user-defined meta:name="ZOTERO_BREF_sGoKUnLYcxym_4" meta:value-type="string">a":"https://github.com/citation-style-language/schema/raw/master/csl-citation.json"}</meta:user-defined>
    <meta:user-defined meta:name="ZOTERO_BREF_v8esvTxtSGut_1" meta:value-type="string">ZOTERO_ITEM CSL_CITATION {"citationID":"Oo8NuTvL","properties":{"formattedCitation":"(FIPS 180 - 1, 1995)","plainCitation":"(FIPS 180 - 1, 1995)"},"citationItems":[{"id":6,"uris":["http://zotero.org/users/local/fSvtXN7J/items/IWGXASPA"],"uri":["http://zot</meta:user-defined>
    <meta:user-defined meta:name="ZOTERO_BREF_v8esvTxtSGut_2" meta:value-type="string">ero.org/users/local/fSvtXN7J/items/IWGXASPA"],"itemData":{"id":6,"type":"webpage","title":"Secure Hash Standard(SHA-1)","URL":"http://cpansearch.perl.org/src/GAAS/Digest-SHA1-2.13/fip180-1.html","shortTitle":"Secure Hash Standard(SHA-1)","author":[{"famil</meta:user-defined>
    <meta:user-defined meta:name="ZOTERO_BREF_v8esvTxtSGut_3" meta:value-type="string">y":"FIPS 180 - 1","given":""}],"issued":{"date-parts":[["1995"]]},"accessed":{"date-parts":[["2017",5,24]]}}}],"schema":"https://github.com/citation-style-language/schema/raw/master/csl-citation.json"}</meta:user-defined>
    <meta:user-defined meta:name="ZOTERO_BREF_vCNO8SaYVzGv_1" meta:value-type="string">ZOTERO_BIBL {"custom":[]} CSL_BIBLIOGRAPHY</meta:user-defined>
    <meta:user-defined meta:name="ZOTERO_BREF_vR4Py32HSuEB_1" meta:value-type="string">ZOTERO_ITEM CSL_CITATION {"citationID":"ICpqVDF4","properties":{"formattedCitation":"(JUNGK; REITH, 2010)","plainCitation":"(JUNGK; REITH, 2010)"},"citationItems":[{"id":58,"uris":["http://zotero.org/users/local/fSvtXN7J/items/JTWVKZFB"],"uri":["http://zo</meta:user-defined>
    <meta:user-defined meta:name="ZOTERO_BREF_vR4Py32HSuEB_2" meta:value-type="string">tero.org/users/local/fSvtXN7J/items/JTWVKZFB"],"itemData":{"id":58,"type":"paper-conference","title":"On FPGA-Based Implementations of the SHA-3 Candidate Grøstl","publisher":"IEEE","page":"316-321","source":"CrossRef","URL":"http://ieeexplore.ieee.org/do</meta:user-defined>
    <meta:user-defined meta:name="ZOTERO_BREF_vR4Py32HSuEB_3" meta:value-type="string">cument/5695325/","DOI":"10.1109/ReConFig.2010.21","ISBN":"978-1-4244-9523-8","author":[{"family":"Jungk","given":"Bernhard"},{"family":"Reith","given":"Steffen"}],"issued":{"date-parts":[["2010",12]]},"accessed":{"date-parts":[["2017",5,26]]}}}],"schema":</meta:user-defined>
    <meta:user-defined meta:name="ZOTERO_BREF_vR4Py32HSuEB_4" meta:value-type="string">"https://github.com/citation-style-language/schema/raw/master/csl-citation.json"}</meta:user-defined>
    <meta:user-defined meta:name="ZOTERO_BREF_vmZpTo3ugdMl_1" meta:value-type="string">ZOTERO_ITEM CSL_CITATION {"citationID":"c5azUX0z","properties":{"formattedCitation":"(FIPS 180 - 2, 2002)","plainCitation":"(FIPS 180 - 2, 2002)"},"citationItems":[{"id":30,"uris":["http://zotero.org/users/local/fSvtXN7J/items/Z2QKQGC4"],"uri":["http://zo</meta:user-defined>
    <meta:user-defined meta:name="ZOTERO_BREF_vmZpTo3ugdMl_2" meta:value-type="string">tero.org/users/local/fSvtXN7J/items/Z2QKQGC4"],"itemData":{"id":30,"type":"article-journal","title":"Secure Hash Signature Standard","container-title":"Secure Hash Standard","page":"76","URL":"http://csrc.nist.gov/publications/fips/fips180-2/fips180-2.pdf</meta:user-defined>
    <meta:user-defined meta:name="ZOTERO_BREF_vmZpTo3ugdMl_3" meta:value-type="string">","journalAbbreviation":"SHS","author":[{"family":"FIPS 180 - 2","given":""}],"issued":{"date-parts":[["2002"]],"season":"de agosto de"}}}],"schema":"https://github.com/citation-style-language/schema/raw/master/csl-citation.json"}</meta:user-defined>
    <meta:user-defined meta:name="ZOTERO_BREF_zIrDhJcyKcxs_1" meta:value-type="string"/>
    <meta:user-defined meta:name="ZOTERO_PREF_1" meta:value-type="string">&lt;data data-version="3" zotero-version="4.0.29.19"&gt;&lt;session id="VwFjbtdC"/&gt;&lt;style id="http://www.zotero.org/styles/associacao-brasileira-de-normas-tecnicas" hasBibliography="1" bibliographyStyleHasBeenSet="1"/&gt;&lt;prefs&gt;&lt;pref name="fieldType" value="Bookmark"</meta:user-defined>
    <meta:user-defined meta:name="ZOTERO_PREF_2" meta:value-type="string">/&gt;&lt;pref name="storeReferences" value="true"/&gt;&lt;pref name="automaticJournalAbbreviations" value="true"/&gt;&lt;pref name="noteType" value=""/&gt;&lt;/prefs&gt;&lt;/data&gt;</meta:user-defined>
  </office:meta>
</office:document-meta>
</file>